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master-page-name="Standard">
      <style:paragraph-properties style:page-number="1"/>
    </style:style>
    <style:style style:name="T1" style:family="text">
      <style:text-properties style:font-name="Verdana" fo:font-size="12pt" style:font-name-asian="Verdana1" style:font-size-asian="12pt" style:font-name-complex="Verdana1" style:font-size-complex="12pt"/>
    </style:style>
    <style:style style:name="T2" style:family="text">
      <style:text-properties style:font-name="Verdana" fo:font-size="12pt" fo:font-weight="bold" style:font-name-asian="Verdana1" style:font-size-asian="12pt" style:font-weight-asian="bold" style:font-name-complex="Verdana1" style:font-size-complex="12pt"/>
    </style:style>
    <style:style style:name="T3" style:family="text">
      <style:text-properties style:font-name="Verdana" fo:font-size="12pt" style:text-underline-style="solid" style:text-underline-width="auto" style:text-underline-color="font-color" fo:font-weight="bold" style:font-name-asian="Verdana1" style:font-size-asian="12pt" style:font-weight-asian="bold" style:font-name-complex="Verdana1" style:font-size-complex="12pt"/>
    </style:style>
    <style:style style:name="T4" style:family="text">
      <style:text-properties fo:color="#000000" style:font-name="Verdana" fo:font-size="12pt" style:font-name-asian="Verdana1" style:font-size-asian="12pt" style:font-name-complex="Verdana1" style:font-size-complex="12pt"/>
    </style:style>
    <style:style style:name="T5" style:family="text">
      <style:text-properties fo:color="#000000" style:font-name="Verdana" fo:font-size="12pt" style:text-underline-style="solid" style:text-underline-width="auto" style:text-underline-color="font-color" fo:font-weight="bold" style:font-name-asian="Verdana1" style:font-size-asian="12pt" style:font-weight-asian="bold" style:font-name-complex="Verdana1" style:font-size-complex="12pt"/>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Bonjour à tous !</text:p>
      <text:p text:style-name="Standard"/>
      <text:p text:style-name="Standard">Vous avez toujours rêvé d'essayer linux? D'utiliser un ordinateur sans se soucier de virus ou de bugs? De donner une seconde jeunesse à votre ordinateur vieillissant? De naviguer dans un environnement libre, open source et gratuit ?</text:p>
      <text:p text:style-name="Standard"/>
      <text:p text:style-name="Standard">Et bien c'est le moment idéal ! Nous organisons <text:span text:style-name="T6">ce jeudi 29 septembre</text:span> notre traditionnelle <text:span text:style-name="T6">Install Party</text:span>, qui se déroulera au <text:span text:style-name="T6">BARB 06 de 13 à 20h</text:span>. Venez seulement avec votre ordinateur, votre chargeur (et vos questions), et nous installerons gratuitement Linux sur votre ordinateur !</text:p>
      <text:p text:style-name="Standard"/>
      <text:p text:style-name="P1">Linux, qu’est-ce que c’est ?</text:p>
      <text:p text:style-name="Standard"><text:s/></text:p>
      <text:p text:style-name="Standard">Linux est un système d'exploitation (OS, operating system), c'est un peu le chef d'orchestre de l'ordinateur: il va s'occuper de l'affichage des fenetre, de faire tourner les programmes, il va gérer les périphériques connectés à l'ordinateur, etc. En bref, il s'occupe de faire tourner tous les composants du PC ensemble pour arriver à afficher quelque chose à l'écran.</text:p>
      <text:p text:style-name="Standard">Les plus connus sur PC sont Windows, Mac OS et Linux. Sur smartphone sont également connus: Android (basé sur un noyau Linux), iOS et Windows Phone.</text:p>
      <text:p text:style-name="Standard"/>
      <text:p text:style-name="P1">« Mais linux, ca fait peur, c'est pas juste pour les programmeurs ? »</text:p>
      <text:p text:style-name="Standard"/>
      <text:p text:style-name="Standard">Et bien non ! Maintenant, on peut parfaitement utiliser Linux sans aucune compétence en informatique. Il suffit simplement de cliquer sur le bouton d'une souris, et le monde merveilleux du logiciel libre s'ouvre à vous !</text:p>
      <text:p text:style-name="Standard">Avec la logithèque Ubuntu, installer des logiciels n'a jamais été aussi simple. Plus besoin de chercher sur google des liens sur des sites de téléchargement bizarres, tous les logiciels sont à portée de main, avec une interface claire et sécurisée.</text:p>
      <text:p text:style-name="Standard">De plus, Linux a le grand avantage d'être beaucoup plus sécurisé et rapide que Windows ou Mac OS, ce qui en fait un choix idéal pour n'importe quel ordinateur de bureau ou PC portable.</text:p>
      <text:p text:style-name="Standard"/>
      <text:p text:style-name="Standard">Nous pouvons l'installer en « dual-boot »: c'est-à-dire que Linux va cohabiter avec Windows ou Mac OS, et lors de l'allumage du PC, l'ordinateur demandera quel système d'exploitation utiliser (Linux ou Windows/Mac OS). Une fois le choix effectué, l'ordinateur continuera avec le système choisi, sans perte de performance par rapport au mono-boot (c'est-à-dire un ordinateur avec uniquement Windows ou Linux).</text:p>
      <text:p text:style-name="Standard"/>
      <text:p text:style-name="Standard">En clair, vous pouvez venir installer Linux sans crainte, vous pourrez toujours utiliser votre vieux Windows/Mac OS, tout en ayant accès à la puissance et la simplicité de Linux.</text:p>
      <text:p text:style-name="Standard"/>
      <text:p text:style-name="P1">« J'ai entendu parler d'Ubuntu, GNOME, Mint et ce genre de choses, qu'est ce que c'est ? »</text:p>
      <text:p text:style-name="Standard"/>
      <text:p text:style-name="Standard"><text:soft-page-break/>Il s'agit de distribution de Linux. En fait, le noyau (donc ce qui en compose le coeur), reste Linux, mais l'habillage change. Donc vous pourrez lancer les programmes Linux quelle que soit la distribution.</text:p>
      <text:p text:style-name="Standard">Par défaut, nous installons Ubuntu, car il s'agit de la distribution la plus « user-friendly », la plus simple a utiliser quand on vient de Windows ou Mac OS ; cependant, si vous désirez installer une autre distribution, n'hésitez pas à demander.</text:p>
      <text:p text:style-name="Standard"/>
      <text:p text:style-name="Standard"/>
      <text:p text:style-name="Standard">Nous vous donnons donc rendez-vous jeudi prochain !</text:p>
      <text:p text:style-name="Standard"/>
      <text:p text:style-name="Standard">Restez libre,</text:p>
      <text:p text:style-name="Standard"/>
      <text:p text:style-name="Standard">Louvain-Li-Nu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6T19:48:29.062419000</dc:date>
    <meta:editing-duration>PT5M3S</meta:editing-duration>
    <meta:editing-cycles>2</meta:editing-cycles>
    <meta:generator>LibreOffice/5.3.0.3$Linux_X86_64 LibreOffice_project/30m0$Build-3</meta:generator>
    <meta:document-statistic meta:table-count="0" meta:image-count="0" meta:object-count="0" meta:page-count="2" meta:paragraph-count="19" meta:word-count="494" meta:character-count="3004" meta:non-whitespace-character-count="2527"/>
  </office:meta>
</office:document-meta>
</file>